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130000016C2EC2E9ECD4F5F624.png" manifest:media-type="image/png"/>
  <manifest:file-entry manifest:full-path="Pictures/1000000000000232000001A28FCD5CFB2AAC0A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" draw:name="Picture 3" draw:style-name="gr2" draw:text-style-name="P1" svg:width="7.1862in" svg:height="3.7087in" svg:x="-0.0575in" svg:y="-0.5063in"><draw:image xlink:href="Pictures/1000000000000232000001A28FCD5CFB2AAC0AD7.png" xlink:type="simple" xlink:show="embed" xlink:actuate="onLoad"><text:p/></draw:image></draw:frame><draw:frame text:anchor-type="paragraph" draw:z-index="0" draw:name="Picture 2" draw:style-name="gr1" draw:text-style-name="P1" svg:width="7.8551in" svg:height="3.8697in" svg:x="-0.4862in" svg:y="3.7071in"><draw:image xlink:href="Pictures/10000000000003130000016C2EC2E9ECD4F5F624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3:50:49.162556110</meta:creation-date>
    <dc:date>2017-10-01T13:53:57.920479186</dc:date>
    <meta:editing-duration>PT3M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